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Liberation Serif" fo:language="sk" fo:country="SK"/>
    </style:style>
    <style:style style:name="P5" style:family="paragraph" style:parent-style-name="Standard">
      <style:paragraph-properties fo:margin-left="0cm" fo:margin-right="0cm" fo:text-indent="0cm"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en" fo:country="US"/>
    </style:style>
    <style:style style:name="P8" style:family="paragraph" style:parent-style-name="Text_20_body">
      <style:text-properties style:font-name="Liberation Serif" fo:language="sk" fo:country="SK"/>
    </style:style>
    <style:style style:name="P9"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9"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rocesu vývoja. </text:p>
      <text:p text:style-name="P6"/>
      <text:p text:style-name="P6">\begin{figure}</text:p>
      <text:p text:style-name="P6"><text:s/>\centering</text:p>
      <text:p text:style-name="P6"><text:s/>\includegraphics[width=300px]{pic/BDDmodel.png}</text:p>
      <text:p text:style-name="P6"><text:s/>\caption{Schéma životného cyklu navrhovanej metódy.}</text:p>
      <text:p text:style-name="P6"><text:s/>\label{fig:mypic}</text:p>
      <text:p text:style-name="P6">\end{figure}</text:p>
      <text:p text:style-name="P6"/>
      <text:p text:style-name="P6"/>
      <text:p text:style-name="P6">\begin{description}</text:p>
      <text:p text:style-name="P6">\item[Modelovanie firemných procesov]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6">\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7"/>
      <text:p text:style-name="P6">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6">\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6">\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Pre nedostatočných výkonnostných výsledkoch sa vykonáva revízia kódu. Softvér, ktorý spĺňa požiadavky na funkčnosť a kvalitu je posunutý do ďalšej fázy životného cyklu. <text:s text:c="7"/></text:p>
      <text:p text:style-name="P6"><text:soft-page-break/>\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6">\end{description} <text:s/></text:p>
      <text:p text:style-name="P6"/>
      <text:p text:style-name="P6">\section{Využité role}</text:p>
      <text:p text:style-name="P6">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6"/>
      <text:p text:style-name="P6">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6"/>
      <text:p text:style-name="P6">Navrhovaná metóda definuje nasledujúce role:</text:p>
      <text:p text:style-name="P6"/>
      <text:p text:style-name="P6">\begin{description}</text:p>
      <text:p text:style-name="P6">\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6"><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6">\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6">\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6">\end{description}</text:p>
      <text:p text:style-name="P6"/>
      <text:p text:style-name="P6"><text:soft-page-break/>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6"/>
      <text:p text:style-name="P6"/>
      <text:p text:style-name="P6">\section{Vývoj softvérového projektu}</text:p>
      <text:p text:style-name="P6">\subsection{Špecifikácia požiadavkov}</text:p>
      <text:p text:style-name="P6">\subsection{Návrh firemných procesov}</text:p>
      <text:p text:style-name="P6">Identifikácia procesov</text:p>
      <text:p text:style-name="P6">Určenie hlavného procesu</text:p>
      <text:p text:style-name="P6">Dekompozicia procesu</text:p>
      <text:p text:style-name="P6">Určenie komponent</text:p>
      <text:p text:style-name="P6">\subsection{Naplánovanie iterácii a inkrementov}</text:p>
      <text:p text:style-name="P6">\subsection{Popis prípadov užitia}</text:p>
      <text:p text:style-name="P6">Previazanie BPMN a prípadov užitia</text:p>
      <text:p text:style-name="P6">\subsection{Diagram tri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text:soft-page-break/>\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9T15:01:40</dc:date>
    <dc:creator>Miroslav Ligas</dc:creator>
    <meta:editing-duration>PT301H38M09S</meta:editing-duration>
    <meta:editing-cycles>122</meta:editing-cycles>
    <meta:generator>OpenOffice.org/3.0$Linux OpenOffice.org_project/300m15$Build-9379</meta:generator>
    <meta:document-statistic meta:table-count="0" meta:image-count="0" meta:object-count="0" meta:page-count="24" meta:paragraph-count="366" meta:word-count="8421" meta:character-count="64088"/>
    <meta:user-defined meta:name="Info 1"/>
    <meta:user-defined meta:name="Info 2"/>
    <meta:user-defined meta:name="Info 3"/>
    <meta:user-defined meta:name="Info 4"/>
  </office:meta>
</office:document-meta>
</file>